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956H29M14.640051S" calcext:value-type="time">
            <text:p>956:29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/>
          <table:table-cell table:formula="of:=IF([.G189]-[.F189] &gt; 0; [.G189]-[.F189]; 0)" office:value-type="time" office:time-value="PT00H00M00S" calcext:value-type="time">
            <text:p>00:00</text:p>
          </table:table-cell>
          <table:table-cell table:formula="of:=[.D189]+[.H189]" office:value-type="time" office:time-value="PT05H17M16.924S" calcext:value-type="time">
            <text:p>05:17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90]-[.B190] &gt; 0; [.C190]-[.B1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0]-[.F190] &gt; 0; [.G190]-[.F190]; 0)" office:value-type="time" office:time-value="PT00H00M00S" calcext:value-type="time">
            <text:p>00:00</text:p>
          </table:table-cell>
          <table:table-cell table:formula="of:=[.D190]+[.H1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1]-[.B191] &gt; 0; [.C191]-[.B19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1]-[.F191] &gt; 0; [.G191]-[.F191]; 0)" office:value-type="time" office:time-value="PT00H00M00S" calcext:value-type="time">
            <text:p>00:00</text:p>
          </table:table-cell>
          <table:table-cell table:style-name="ce18" table:formula="of:=[.D191]+[.H19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22H08M17.435S" calcext:value-type="time">
            <text:p>22:0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3]-[.B193] &gt; 0; [.C193]-[.B1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3]-[.F193] &gt; 0; [.G193]-[.F193]; 0)" office:value-type="time" office:time-value="PT00H00M00S" calcext:value-type="time">
            <text:p>00:00</text:p>
          </table:table-cell>
          <table:table-cell table:formula="of:=[.D193]+[.H1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4]-[.B194] &gt; 0; [.C194]-[.B1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4]-[.F194] &gt; 0; [.G194]-[.F194]; 0)" office:value-type="time" office:time-value="PT00H00M00S" calcext:value-type="time">
            <text:p>00:00</text:p>
          </table:table-cell>
          <table:table-cell table:formula="of:=[.D194]+[.H1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9]-[.B199] &gt; 0; [.C199]-[.B1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9]-[.F199] &gt; 0; [.G199]-[.F199]; 0)" office:value-type="time" office:time-value="PT00H00M00S" calcext:value-type="time">
            <text:p>00:00</text:p>
          </table:table-cell>
          <table:table-cell table:formula="of:=[.D199]+[.H1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0]-[.B200] &gt; 0; [.C200]-[.B2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0]-[.F200] &gt; 0; [.G200]-[.F200]; 0)" office:value-type="time" office:time-value="PT00H00M00S" calcext:value-type="time">
            <text:p>00:00</text:p>
          </table:table-cell>
          <table:table-cell table:formula="of:=[.D200]+[.H2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1]-[.B201] &gt; 0; [.C201]-[.B2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1]-[.F201] &gt; 0; [.G201]-[.F201]; 0)" office:value-type="time" office:time-value="PT00H00M00S" calcext:value-type="time">
            <text:p>00:00</text:p>
          </table:table-cell>
          <table:table-cell table:formula="of:=[.D201]+[.H2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2]-[.B202] &gt; 0; [.C202]-[.B2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2]-[.F202] &gt; 0; [.G202]-[.F202]; 0)" office:value-type="time" office:time-value="PT00H00M00S" calcext:value-type="time">
            <text:p>00:00</text:p>
          </table:table-cell>
          <table:table-cell table:formula="of:=[.D202]+[.H2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3]-[.B203] &gt; 0; [.C203]-[.B20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3]-[.F203] &gt; 0; [.G203]-[.F203]; 0)" office:value-type="time" office:time-value="PT00H00M00S" calcext:value-type="time">
            <text:p>00:00</text:p>
          </table:table-cell>
          <table:table-cell table:style-name="ce18" table:formula="of:=[.D203]+[.H20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0">00/00/0000</text:date>, <text:time style:data-style-name="N2" text:time-value="07:56:47.5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20T14:47:55.387000000</dc:date>
    <meta:editing-duration>P41DT20H18M45S</meta:editing-duration>
    <meta:editing-cycles>1110</meta:editing-cycles>
    <meta:generator>LibreOffice/7.2.6.2$Windows_X86_64 LibreOffice_project/b0ec3a565991f7569a5a7f5d24fed7f52653d754</meta:generator>
    <meta:document-statistic meta:table-count="2" meta:cell-count="1417" meta:object-count="0"/>
  </office:meta>
</office:document-meta>
</file>